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2700000025306A3A19.png"/>
  <manifest:file-entry manifest:media-type="image/png" manifest:full-path="Pictures/1000020000000029000000288AEDF73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snap-to-layout-grid="false"/>
      <style:text-properties fo:language="pt" fo:country="BR" fo:font-weight="bold" officeooo:rsid="002296b8" officeooo:paragraph-rsid="002296b8" style:font-weight-asian="bold" style:language-complex="ar" style:country-complex="SA"/>
    </style:style>
    <style:style style:name="P2" style:family="paragraph" style:parent-style-name="Standard">
      <style:paragraph-properties style:snap-to-layout-grid="false"/>
      <style:text-properties fo:language="pt" fo:country="BR" style:language-complex="ar" style:country-complex="SA"/>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end" style:justify-single-word="false" style:snap-to-layout-grid="false"/>
    </style:style>
    <style:style style:name="P6" style:family="paragraph" style:parent-style-name="Standard">
      <style:text-properties fo:color="#0000ff" style:font-name="Times" style:font-style-complex="italic"/>
    </style:style>
    <style:style style:name="P7"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text-properties fo:language="pt" fo:country="BR" officeooo:paragraph-rsid="002296b8" style:language-complex="ar" style:country-complex="SA"/>
    </style:style>
    <style:style style:name="P8" style:family="paragraph" style:parent-style-name="Standard">
      <style:paragraph-properties fo:margin-left="0in" fo:margin-right="0.25in" fo:text-indent="0in" style:auto-text-indent="false" style:snap-to-layout-grid="false"/>
    </style:style>
    <style:style style:name="P9" style:family="paragraph" style:parent-style-name="Title">
      <style:text-properties officeooo:paragraph-rsid="002296b8"/>
    </style:style>
    <style:style style:name="P10" style:family="paragraph" style:parent-style-name="Title">
      <style:text-properties fo:language="pt" fo:country="BR" officeooo:paragraph-rsid="002296b8" style:language-complex="ar" style:country-complex="SA"/>
    </style:style>
    <style:style style:name="P11" style:family="paragraph" style:parent-style-name="InfoBlue">
      <style:text-properties officeooo:paragraph-rsid="00305a61"/>
    </style:style>
    <style:style style:name="P12" style:family="paragraph" style:parent-style-name="InfoBlue">
      <style:text-properties fo:language="pt" fo:country="BR" officeooo:rsid="002296b8" officeooo:paragraph-rsid="00305a61" style:language-complex="ar" style:country-complex="SA"/>
    </style:style>
    <style:style style:name="P13" style:family="paragraph" style:parent-style-name="InfoBlue">
      <style:text-properties fo:language="pt" fo:country="BR" officeooo:rsid="00305a61" officeooo:paragraph-rsid="00305a61" style:language-complex="ar" style:country-complex="SA"/>
    </style:style>
    <style:style style:name="P14" style:family="paragraph" style:parent-style-name="Standard">
      <style:text-properties fo:color="#0000ff" style:font-name="Times" fo:language="pt" fo:country="BR" officeooo:rsid="0037230e" officeooo:paragraph-rsid="0037230e" style:language-complex="ar" style:country-complex="SA" style:font-style-complex="italic"/>
    </style:style>
    <style:style style:name="P15" style:family="paragraph" style:parent-style-name="Standard" style:list-style-name="WW8Num4"/>
    <style:style style:name="P16" style:family="paragraph" style:parent-style-name="Standard" style:list-style-name="WW8Num9"/>
    <style:style style:name="P17" style:family="paragraph" style:parent-style-name="Text_20_body">
      <style:paragraph-properties fo:margin-left="0in" fo:margin-right="0in" fo:text-indent="0.25in" style:auto-text-indent="false"/>
      <style:text-properties fo:language="pt" fo:country="BR" officeooo:paragraph-rsid="003a396f" style:language-complex="ar" style:country-complex="SA"/>
    </style:style>
    <style:style style:name="P18" style:family="paragraph" style:parent-style-name="Text_20_body">
      <style:paragraph-properties fo:margin-left="0in" fo:margin-right="0in" fo:text-indent="0.25in" style:auto-text-indent="false"/>
      <style:text-properties fo:language="pt" fo:country="BR" officeooo:paragraph-rsid="003ada74" style:language-complex="ar" style:country-complex="SA"/>
    </style:style>
    <style:style style:name="P19" style:family="paragraph" style:parent-style-name="Text_20_body">
      <style:paragraph-properties fo:margin-left="0in" fo:margin-right="0in" fo:text-indent="0.25in" style:auto-text-indent="false"/>
      <style:text-properties officeooo:paragraph-rsid="003ada74"/>
    </style:style>
    <style:style style:name="P20" style:family="paragraph" style:parent-style-name="Text_20_body" style:list-style-name="L6">
      <style:text-properties fo:language="pt" fo:country="BR" officeooo:paragraph-rsid="003d9357" style:language-complex="ar" style:country-complex="SA"/>
    </style:style>
    <style:style style:name="P21" style:family="paragraph" style:parent-style-name="Text_20_body" style:list-style-name="L6">
      <style:text-properties fo:language="pt" fo:country="BR" officeooo:paragraph-rsid="003f57e4" style:language-complex="ar" style:country-complex="SA"/>
    </style:style>
    <style:style style:name="P22" style:family="paragraph" style:parent-style-name="Text_20_body" style:list-style-name="L1">
      <style:text-properties fo:language="pt" fo:country="BR" style:language-complex="ar" style:country-complex="SA"/>
    </style:style>
    <style:style style:name="P23" style:family="paragraph" style:parent-style-name="Text_20_body" style:list-style-name="L8">
      <style:text-properties fo:language="pt" fo:country="BR" style:language-complex="ar" style:country-complex="SA"/>
    </style:style>
    <style:style style:name="P24" style:family="paragraph" style:parent-style-name="Text_20_body" style:list-style-name="L3">
      <style:text-properties fo:language="pt" fo:country="BR" style:language-complex="ar" style:country-complex="SA"/>
    </style:style>
    <style:style style:name="P25" style:family="paragraph" style:parent-style-name="Text_20_body" style:list-style-name="L5">
      <style:text-properties fo:language="pt" fo:country="BR" style:language-complex="ar" style:country-complex="SA"/>
    </style:style>
    <style:style style:name="P26" style:family="paragraph" style:parent-style-name="Text_20_body" style:list-style-name="WW8Num4">
      <style:text-properties fo:language="pt" fo:country="BR" style:language-complex="ar" style:country-complex="SA"/>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WW8Num4"/>
    <style:style style:name="P32" style:family="paragraph" style:parent-style-name="Text_20_body" style:list-style-name="L9">
      <style:text-properties officeooo:paragraph-rsid="00480057"/>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text-indent="0in" style:auto-text-indent="false"/>
      <style:text-properties fo:language="pt" fo:country="BR" style:language-complex="ar" style:country-complex="SA"/>
    </style:style>
    <style:style style:name="P35" style:family="paragraph" style:parent-style-name="Text_20_body" style:list-style-name="L6">
      <style:paragraph-properties fo:margin-left="0in" fo:margin-right="0in" fo:text-indent="0in" style:auto-text-indent="false"/>
      <style:text-properties fo:language="pt" fo:country="BR" officeooo:paragraph-rsid="003f57e4" style:language-complex="ar" style:country-complex="SA"/>
    </style:style>
    <style:style style:name="P36" style:family="paragraph" style:parent-style-name="Text_20_body">
      <style:paragraph-properties fo:margin-left="0in" fo:margin-right="0in" fo:text-indent="0in" style:auto-text-indent="false"/>
      <style:text-properties fo:language="pt" fo:country="BR" style:text-underline-style="solid" style:text-underline-width="auto" style:text-underline-color="font-color" fo:font-weight="bold" style:font-weight-asian="bold" style:language-complex="ar" style:country-complex="SA" style:font-weight-complex="bold"/>
    </style:style>
    <style:style style:name="P37" style:family="paragraph" style:parent-style-name="Text_20_body">
      <style:paragraph-properties fo:margin-left="0in" fo:margin-right="0in" fo:text-indent="0in" style:auto-text-indent="false"/>
      <style:text-properties officeooo:paragraph-rsid="00461b7a"/>
    </style:style>
    <style:style style:name="P38" style:family="paragraph" style:parent-style-name="Heading_20_1">
      <style:text-properties fo:language="pt" fo:country="BR" officeooo:rsid="002296b8" officeooo:paragraph-rsid="002296b8" style:language-complex="ar" style:country-complex="SA"/>
    </style:style>
    <style:style style:name="P39" style:family="paragraph" style:parent-style-name="Heading_20_1">
      <style:text-properties fo:language="pt" fo:country="BR" officeooo:rsid="0024539c" style:language-complex="ar" style:country-complex="SA"/>
    </style:style>
    <style:style style:name="P40" style:family="paragraph" style:parent-style-name="Heading_20_1">
      <style:text-properties fo:language="pt" fo:country="BR" officeooo:rsid="002f492b" style:language-complex="ar" style:country-complex="SA"/>
    </style:style>
    <style:style style:name="P41" style:family="paragraph" style:parent-style-name="Heading_20_1">
      <style:text-properties fo:language="pt" fo:country="BR" officeooo:rsid="00322161" style:language-complex="ar" style:country-complex="SA"/>
    </style:style>
    <style:style style:name="P42" style:family="paragraph" style:parent-style-name="Heading_20_1">
      <style:text-properties fo:language="pt" fo:country="BR" officeooo:paragraph-rsid="003a396f" style:language-complex="ar" style:country-complex="SA"/>
    </style:style>
    <style:style style:name="P43" style:family="paragraph" style:parent-style-name="Heading_20_1">
      <style:text-properties fo:language="pt" fo:country="BR" officeooo:paragraph-rsid="003d9357" style:language-complex="ar" style:country-complex="SA"/>
    </style:style>
    <style:style style:name="P44" style:family="paragraph" style:parent-style-name="Heading_20_1">
      <style:text-properties fo:language="pt" fo:country="BR" officeooo:paragraph-rsid="003f7ed2" style:language-complex="ar" style:country-complex="SA"/>
    </style:style>
    <style:style style:name="P45" style:family="paragraph" style:parent-style-name="Heading_20_1">
      <style:text-properties fo:language="pt" fo:country="BR" officeooo:paragraph-rsid="00480057" style:language-complex="ar" style:country-complex="SA"/>
    </style:style>
    <style:style style:name="P46" style:family="paragraph" style:parent-style-name="Heading_20_2">
      <style:text-properties officeooo:paragraph-rsid="003a396f"/>
    </style:style>
    <style:style style:name="P47" style:family="paragraph" style:parent-style-name="Heading_20_2">
      <style:text-properties fo:font-style="italic" officeooo:paragraph-rsid="003a396f" style:font-style-asian="italic" style:font-style-complex="italic"/>
    </style:style>
    <style:style style:name="P48" style:family="paragraph" style:parent-style-name="Heading_20_2">
      <style:text-properties fo:font-style="italic" officeooo:paragraph-rsid="003ada74" style:font-style-asian="italic" style:font-style-complex="italic"/>
    </style:style>
    <style:style style:name="P49" style:family="paragraph" style:parent-style-name="Heading_20_2">
      <style:text-properties fo:font-style="normal" officeooo:paragraph-rsid="003ada74" style:font-style-asian="normal" style:font-style-complex="normal"/>
    </style:style>
    <style:style style:name="P50" style:family="paragraph" style:parent-style-name="Title" style:master-page-name="Standard">
      <style:paragraph-properties style:page-number="auto"/>
      <style:text-properties fo:language="pt" fo:country="BR" officeooo:rsid="002296b8" officeooo:paragraph-rsid="002296b8" style:language-complex="ar" style:country-complex="SA"/>
    </style:style>
    <style:style style:name="P51" style:family="paragraph" style:parent-style-name="InfoBlue">
      <style:paragraph-properties fo:margin-left="0in" fo:margin-right="0in" fo:text-indent="0.25in" style:auto-text-indent="false"/>
      <style:text-properties officeooo:paragraph-rsid="003a396f"/>
    </style:style>
    <style:style style:name="T1" style:family="text">
      <style:text-properties officeooo:rsid="002296b8"/>
    </style:style>
    <style:style style:name="T2" style:family="text">
      <style:text-properties officeooo:rsid="0025e7ec"/>
    </style:style>
    <style:style style:name="T3" style:family="text">
      <style:text-properties fo:language="pt" fo:country="BR"/>
    </style:style>
    <style:style style:name="T4" style:family="text">
      <style:text-properties fo:language="pt" fo:country="BR" style:language-complex="ar" style:country-complex="SA"/>
    </style:style>
    <style:style style:name="T5" style:family="text">
      <style:text-properties fo:language="pt" fo:country="BR" officeooo:rsid="002296b8" style:language-complex="ar" style:country-complex="SA"/>
    </style:style>
    <style:style style:name="T6" style:family="text">
      <style:text-properties fo:language="pt" fo:country="BR" officeooo:rsid="002db27f" style:language-complex="ar" style:country-complex="SA"/>
    </style:style>
    <style:style style:name="T7" style:family="text">
      <style:text-properties fo:language="pt" fo:country="BR" officeooo:rsid="002dd15d" style:language-complex="ar" style:country-complex="SA"/>
    </style:style>
    <style:style style:name="T8" style:family="text">
      <style:text-properties fo:language="pt" fo:country="BR" officeooo:rsid="00322161" style:language-complex="ar" style:country-complex="SA"/>
    </style:style>
    <style:style style:name="T9" style:family="text">
      <style:text-properties fo:language="pt" fo:country="BR" officeooo:rsid="00331b7a" style:language-complex="ar" style:country-complex="SA"/>
    </style:style>
    <style:style style:name="T10" style:family="text">
      <style:text-properties fo:language="pt" fo:country="BR" officeooo:rsid="00338273" style:language-complex="ar" style:country-complex="SA"/>
    </style:style>
    <style:style style:name="T11" style:family="text">
      <style:text-properties fo:language="pt" fo:country="BR" officeooo:rsid="0037230e" style:language-complex="ar" style:country-complex="SA"/>
    </style:style>
    <style:style style:name="T12" style:family="text">
      <style:text-properties fo:language="pt" fo:country="BR" officeooo:rsid="0036900f" style:language-complex="ar" style:country-complex="SA"/>
    </style:style>
    <style:style style:name="T13" style:family="text">
      <style:text-properties fo:language="pt" fo:country="BR" officeooo:rsid="003a396f" style:language-complex="ar" style:country-complex="SA"/>
    </style:style>
    <style:style style:name="T14" style:family="text">
      <style:text-properties fo:language="pt" fo:country="BR" officeooo:rsid="003ada74" style:language-complex="ar" style:country-complex="SA"/>
    </style:style>
    <style:style style:name="T15" style:family="text">
      <style:text-properties fo:language="pt" fo:country="BR" officeooo:rsid="003f7ed2" style:language-complex="ar" style:country-complex="SA"/>
    </style:style>
    <style:style style:name="T16" style:family="text">
      <style:text-properties fo:language="pt" fo:country="BR" officeooo:rsid="00305a61" style:language-complex="ar" style:country-complex="SA"/>
    </style:style>
    <style:style style:name="T17" style:family="text">
      <style:text-properties fo:language="pt" fo:country="BR" officeooo:rsid="00448c66" style:language-complex="ar" style:country-complex="SA"/>
    </style:style>
    <style:style style:name="T18" style:family="text">
      <style:text-properties fo:language="pt" fo:country="BR" officeooo:rsid="00461b7a" style:language-complex="ar" style:country-complex="SA"/>
    </style:style>
    <style:style style:name="T19" style:family="text">
      <style:text-properties fo:language="pt" fo:country="BR" officeooo:rsid="00480057" style:language-complex="ar" style:country-complex="SA"/>
    </style:style>
    <style:style style:name="T20" style:family="text">
      <style:text-properties fo:language="pt" fo:country="BR" fo:font-style="italic" officeooo:rsid="0037230e" style:font-style-asian="italic" style:language-complex="ar" style:country-complex="SA" style:font-style-complex="italic"/>
    </style:style>
    <style:style style:name="T21" style:family="text">
      <style:text-properties fo:language="pt" fo:country="BR" style:text-underline-style="solid" style:text-underline-width="auto" style:text-underline-color="font-color" officeooo:rsid="00480057" style:language-complex="ar" style:country-complex="SA"/>
    </style:style>
    <style:style style:name="T22" style:family="text">
      <style:text-properties fo:language="pt" fo:country="BR" style:text-underline-style="solid" style:text-underline-width="auto" style:text-underline-color="font-color" fo:font-weight="bold" officeooo:rsid="00480057" style:font-weight-asian="bold" style:language-complex="ar" style:country-complex="SA" style:font-weight-complex="bold"/>
    </style:style>
    <style:style style:name="T23" style:family="text">
      <style:text-properties officeooo:rsid="0037230e"/>
    </style:style>
    <style:style style:name="T24" style:family="text">
      <style:text-properties officeooo:rsid="003444d5"/>
    </style:style>
    <style:style style:name="T25" style:family="text">
      <style:text-properties fo:font-weight="bold" style:font-weight-asian="bold" style:font-weight-complex="bold"/>
    </style:style>
    <style:style style:name="T26" style:family="text">
      <style:text-properties fo:font-style="italic" style:font-style-asian="italic" text:display="none"/>
    </style:style>
    <style:style style:name="T27" style:family="text">
      <style:text-properties fo:font-style="italic" officeooo:rsid="0036900f" style:font-style-asian="italic" style:font-style-complex="italic"/>
    </style:style>
    <style:style style:name="T28" style:family="text">
      <style:text-properties officeooo:rsid="002fc8a2"/>
    </style:style>
    <style:style style:name="T29" style:family="text">
      <style:text-properties officeooo:rsid="00305a61"/>
    </style:style>
    <style:style style:name="T30" style:family="text">
      <style:text-properties officeooo:rsid="00322161"/>
    </style:style>
    <style:style style:name="T31" style:family="text">
      <style:text-properties officeooo:rsid="00338273"/>
    </style:style>
    <style:style style:name="T32" style:family="text">
      <style:text-properties officeooo:rsid="0034be04"/>
    </style:style>
    <style:style style:name="T33" style:family="text">
      <style:text-properties officeooo:rsid="0036900f"/>
    </style:style>
    <style:style style:name="T34" style:family="text">
      <style:text-properties officeooo:rsid="00395ff6"/>
    </style:style>
    <style:style style:name="T35" style:family="text">
      <style:text-properties officeooo:rsid="003a396f"/>
    </style:style>
    <style:style style:name="T36" style:family="text">
      <style:text-properties style:language-complex="ar" style:country-complex="SA"/>
    </style:style>
    <style:style style:name="T37" style:family="text">
      <style:text-properties officeooo:rsid="003ada74"/>
    </style:style>
    <style:style style:name="T38" style:family="text">
      <style:text-properties officeooo:rsid="003bf015"/>
    </style:style>
    <style:style style:name="T39" style:family="text">
      <style:text-properties officeooo:rsid="003d9357"/>
    </style:style>
    <style:style style:name="T40" style:family="text">
      <style:text-properties style:text-underline-style="solid" style:text-underline-width="auto" style:text-underline-color="font-color" fo:font-weight="bold" officeooo:rsid="003d9357" style:font-weight-asian="bold" style:font-weight-complex="bold"/>
    </style:style>
    <style:style style:name="T41" style:family="text">
      <style:text-properties style:text-underline-style="solid" style:text-underline-width="auto" style:text-underline-color="font-color" fo:font-weight="bold" officeooo:rsid="003f57e4" style:font-weight-asian="bold" style:font-weight-complex="bold"/>
    </style:style>
    <style:style style:name="T42" style:family="text">
      <style:text-properties officeooo:rsid="003f57e4"/>
    </style:style>
    <style:style style:name="T43" style:family="text">
      <style:text-properties officeooo:rsid="003f7ed2"/>
    </style:style>
    <style:style style:name="T44" style:family="text">
      <style:text-properties officeooo:rsid="00480057"/>
    </style:style>
    <style:style style:name="T45"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istema de Informações para Grupos de Pesquisa</text:p>
      <text:p text:style-name="P9">Architecture Notebook</text:p>
      <text:p text:style-name="P10"><text:bookmark-start text:name="__DdeLink__41_987106871"/><text:span text:style-name="T1">(</text:span><text:bookmark-end text:name="__DdeLink__41_987106871"/><text:span text:style-name="T1">Caderno de Arquitetura)</text:span></text:p>
      <text:p text:style-name="P6"/>
      <text:p text:style-name="P6"/>
      <text:p text:style-name="P14">(deixei as mensagens auxiliares do template para que todos entendam pra que serve cada parte e porque eu escrevi o que eu escrevi)</text:p>
      <text:h text:style-name="P38" text:outline-level="1">Propósito</text:h>
      <text:p text:style-name="P34">Este documento descreve a filosofia, as decisões, as restrições, as justificativas, os elementos significativos, e qualquer outro aspecto importante do sistema que dão forma ao seu design e à sua implementação.</text:p>
      <text:p text:style-name="P12">[Always address Sections 2 through 6 of this template. Other sections are recommended, depending on the amount of novel architecture, the amount of expected maintenance, the skills of the development team, and the importance of other architectural concerns.]</text:p>
      <text:h text:style-name="P39" text:outline-level="1">Objetivos arquiteturais e filosofia</text:h>
      <text:p text:style-name="P34">A arquitetura desse projeto visa o desenvolvimento de um sistema organizado, durável e prático tanto para desenvolvedores quanto para usuários.</text:p>
      <text:p text:style-name="P34">Através de ferramentas que abstraem implementações de recursos normalmente complexos (como banco de dados e interfaces Web), poderemos de certa forma limitar o escopo de desenvolvimento à parte da lógica do sistema. Teremos menos preocupações e o volume de código será bastante reduzido, facilitando sua documentação, verificação e manutenção.</text:p>
      <text:p text:style-name="P33"><text:span text:style-name="T6">Logo, o</text:span><text:span text:style-name="T7">s principais</text:span><text:span text:style-name="T6"> objetivo</text:span><text:span text:style-name="T7">s</text:span><text:span text:style-name="T6"> arquitetura</text:span><text:span text:style-name="T7">is</text:span><text:span text:style-name="T6"> ser</text:span><text:span text:style-name="T7">ão garantir que:</text:span></text:p>
      <text:list xml:id="list1472442515" text:style-name="L1">
        <text:list-item>
          <text:p text:style-name="P27"><text:span text:style-name="T7">E</text:span><text:span text:style-name="T6">ssas ferramentas </text:span><text:span text:style-name="T7">sejam </text:span><text:span text:style-name="T6">devidamente</text:span><text:span text:style-name="T7"> aplicadas no sistema. Isso é, que elas estejam corretamente instaladas e instanciadas, e que nosso sistema as use e as faça se comunicarem entre si de maneira bem sucedida e aproveitando ao máximo suas facilidades.</text:span></text:p>
        </text:list-item>
        <text:list-item>
          <text:p text:style-name="P22">A lógica do sistema esteja de acordo com os requerimentos do cliente, usando uma estrutura o mais simples possível e fácil de testar, uma vez que a maioria das complicações técnicas estarão sendo cobertas pelas ferramentas auxiliares.</text:p>
        </text:list-item>
      </text:list>
      <text:p text:style-name="P11">[Describe the philosophy of the architecture. Identify issues that will drive the philosophy, such as: Will the system be driven by complex deployment concerns, adapting to legacy systems, or performance issues? Does it need to be robust for long-term maintenance? </text:p>
      <text:p text:style-name="P13">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P40" text:outline-level="1">Suposições e dependências</text:h>
      <text:p text:style-name="P36">Dependências tecnológicas do projeto:</text:p>
      <text:list xml:id="list2138592365" text:style-name="L8">
        <text:list-item>
          <text:p text:style-name="P23">Um servidor Tomcat (versão ???) para hospedar nosso sistema.</text:p>
        </text:list-item>
        <text:list-item>
          <text:p text:style-name="P23">Um banco de dados MySQL para persistir os dados gerenciados pelo sistema.</text:p>
        </text:list-item>
        <text:list-item>
          <text:p text:style-name="P23">A JDK e o Eclipse (Enterprise Edition ou equivalente), para desenvolvermos nosso sistema usando Java para Web.</text:p>
        </text:list-item>
        <text:list-item>
          <text:p text:style-name="P23">Um navegador para visualizarmos a interface Web do nosso sistema.</text:p>
        </text:list-item>
        <text:list-item>
          <text:p text:style-name="P23">A biblioteca JDBC para comunicar nossa aplicação Java com o banco de dados.</text:p>
        </text:list-item>
        <text:list-item>
          <text:p text:style-name="P23"><text:soft-page-break/>A implementação Hibernate da JPA para abstrair o banco de dados através de um mapeamento objeto-relacional, facilitando o desenvolvimento do sistema em Java, que é uma linguagem orientada a objetos.</text:p>
        </text:list-item>
        <text:list-item>
          <text:p text:style-name="P23">A biblioteca VRaptor, para comunicarmos facilmente nossa aplicação Java com a interface Web do sistema.</text:p>
        </text:list-item>
        <text:list-item>
          <text:p text:style-name="P23">As bibliotecas Junit e Mockito para testarmos nosso sistema.</text:p>
        </text:list-item>
        <text:list-item>
          <text:p text:style-name="P23">Git para controle de versão do projeto.</text:p>
        </text:list-item>
        <text:list-item>
          <text:p text:style-name="P23">Quaisquer outras dependências indiretas <text:span text:style-name="T30">geradas pelas</text:span> tecnologias citadas.</text:p>
        </text:list-item>
      </text:list>
      <text:p text:style-name="P36">Dependências de conhecimento e experiência da equipe:</text:p>
      <text:list xml:id="list826446279" text:style-name="L3">
        <text:list-item>
          <text:p text:style-name="P24">Programar em Java usando o Eclipse.</text:p>
        </text:list-item>
        <text:list-item>
          <text:p text:style-name="P24">Desenvolver com orientação a objetos.</text:p>
        </text:list-item>
        <text:list-item>
          <text:p text:style-name="P28">Produzir páginas Web em HTML (com CSS).</text:p>
        </text:list-item>
        <text:list-item>
          <text:p text:style-name="P24">Modelar bancos de dados.</text:p>
        </text:list-item>
        <text:list-item>
          <text:p text:style-name="P24"><text:span text:style-name="T29">Saber usar</text:span><text:span text:style-name="T28"> as </text:span><text:span text:style-name="T29">bibliotecas </text:span><text:span text:style-name="T28">Hibernate, VRaptor, JUnit </text:span><text:span text:style-name="T29">e</text:span><text:span text:style-name="T28"> Mockito.</text:span></text:p>
        </text:list-item>
        <text:list-item>
          <text:p text:style-name="P24"><text:span text:style-name="T34">Saber usar o controle de versão Git.</text:span></text:p>
        </text:list-item>
      </text:list>
      <text:p text:style-name="P36">Suposições:</text:p>
      <text:list xml:id="list674177964" text:style-name="L4">
        <text:list-item>
          <text:p text:style-name="P29"><text:span text:style-name="T16">Assumimos que as ferramentas, bibliotecas e demais tecnologias usadas no desenvolvimento do projeto são funcionais, isso é, agem do modo como suas respectivas documentações ditam, e portanto não precisam ser testadas.</text:span></text:p>
        </text:list-item>
      </text:list>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P41" text:outline-level="1">Requisitos para a realizar arquitetura</text:h>
      <text:p text:style-name="P33"><text:span text:style-name="T8">Para que se possa implementar a arquitetura descrita neste documento, a equipe de desenvolvimento deve ter o</text:span><text:span text:style-name="T9">s</text:span><text:span text:style-name="T8"> seguinte</text:span><text:span text:style-name="T9">s</text:span><text:span text:style-name="T8"> </text:span><text:span text:style-name="T9">recursos </text:span><text:span text:style-name="T8">devidademente instalado</text:span><text:span text:style-name="T9">s</text:span><text:span text:style-name="T8"> e funcionando:</text:span></text:p>
      <text:list xml:id="list687929405" text:style-name="L5">
        <text:list-item>
          <text:p text:style-name="P30"><text:span text:style-name="T8">Ambiente de desenvolvimento Java usando Eclipse Enterprise Edition (ou equivalente).</text:span></text:p>
        </text:list-item>
        <text:list-item>
          <text:p text:style-name="P25">Um servidor Tomcat configurado para rodar a partir do Eclipse.</text:p>
        </text:list-item>
        <text:list-item>
          <text:p text:style-name="P25">Um repositório Git onde serão mantidos o código fonte do projeto e os diversos documentos importantes que forem produzidos ao longo do projeto (inclusive este).</text:p>
        </text:list-item>
        <text:list-item>
          <text:p text:style-name="P30"><text:span text:style-name="T9">Um projeto em branco de VRaptor do site da Caelum importado no Eclipse. O aplicativo Java que conterá a lógica do nosso sistema será feito em cima dessa base. Esse projeto deve ser adicionado ao repositório Git, de preferência usando o plug-in Git do Eclipse. Uma vez feito isso, todos da equipe poderão se sincronizar com o repositório para se unir ao desenvolvimento do sistema. </text:span><text:span text:style-name="T10">(Ou seja, só uma pessoa precisa fazer isso e depois todos poderão importar esse projeto do Git usando o Eclipse)</text:span></text:p>
        </text:list-item>
        <text:list-item>
          <text:p text:style-name="P30"><text:span text:style-name="T10">Os JAR's das bibliotecas JDBC, Hibernate (com annotations), JUnit (4) e Mockito (e suas respectivas dependências) inclusas na pasta WebContent/WEB-INF/lib do projeto Java. A biblioteca VRaptor já vem inclusa no projeto em branco da Caelum. (Do mesmo jeito que no item anterior, uma vez que uma pessoa tenha conseguido fazer isso, é só usar o repositório Git para que todos já tenham suas cópias locais do projeto configuradas também)</text:span></text:p>
        </text:list-item>
      </text:list>
      <text:p text:style-name="P34">(Falta alguma coisa? Por enquanto foi só isso que consegui lembrar.)</text:p>
      <text:p text:style-name="InfoBlue">[Insert a reference or link to the requirements that must be implemented to realize the architecture.]</text:p>
      <text:h text:style-name="Heading_20_1" text:outline-level="1"><text:soft-page-break/>Decisões, restrições, e justificativas</text:h>
      <text:list xml:id="list1058098398" text:style-name="WW8Num4">
        <text:list-item>
          <text:p text:style-name="P26"><text:span text:style-name="T24">O sistema será programado em Java, </text:span><text:span text:style-name="T32">pois é uma linguagem orientada a objetos que possui diversas facilidades e recursos que auxiliam tanto no desenvolvimento quanto na manutenção do sistema. Além </text:span><text:span text:style-name="T34">disso</text:span><text:span text:style-name="T32"> h</text:span><text:span text:style-name="T34">á</text:span><text:span text:style-name="T32"> na comunidade diversas ferramentas disponíveis que facilitam a aplicação de Java na construção de sistemas de software pertinentes às exigências do mercado e dos círculos de pesquisa.</text:span></text:p>
        </text:list-item>
        <text:list-item>
          <text:p text:style-name="P26"><text:span text:style-name="T32">O ambiente de desenvolvimento será o Eclipse Enterprise Edition </text:span><text:span text:style-name="T33">(ou equivalente)</text:span><text:span text:style-name="T32">, </text:span><text:span text:style-name="T33">pois ele vem com todas as ferramentas básicas para se programar para Web usando Java. Em particular ele oferece a possibilidade de rodar um servidor Tomcat local no próprio Eclipse, o que possibilita que os desenvolvedores possam testar o sistema em suas próprias máquinas a qualquer momento, como se estivessem rodando ele no servidor verdadeiro.</text:span></text:p>
        </text:list-item>
        <text:list-item>
          <text:p text:style-name="P31"><text:span text:style-name="T12">Para comunicar nossa aplicação Java com a interface Web do sistema, usaremos a biblioteca VRaptor. Ela simplifica drasticamente a construção de controladores, além de gerenciar automaticamente as instâncias das diversas partes do sistema, criando-as e mantendo-as disponíveis conforme exigirem as demandas enviadas pelo cliente Web.</text:span></text:p>
        </text:list-item>
        <text:list-item>
          <text:p text:style-name="P26"><text:span text:style-name="T33">Para comunicar nossa aplicação Java com o banco de dados, usaremos a biblioteca Hibernate, que se comunicará, por sua vez, com a biblioteca JDBC. Devido ao mapeamento objeto-relacional proporcionado pelo Hibernate (de acordo com a JPA), não haverá a necessidade de se preocupar com a criação manual das </text:span><text:span text:style-name="T27">queries</text:span><text:span text:style-name="T33"> ao banco de dados, pois </text:span><text:span text:style-name="T23">isso será feito automaticamente</text:span><text:span text:style-name="T33">. Pode-se programar quase que naturalmente usando orientação a objetos, </text:span><text:span text:style-name="T23">onde classes aproximadamente corresponderão a </text:span><text:span text:style-name="T34">relações</text:span><text:span text:style-name="T33">.</text:span></text:p>
        </text:list-item>
        <text:list-item>
          <text:p text:style-name="P31"><text:span text:style-name="T11">Para realizar testes de unidade nas nossas classes, usaremos a biblioteca JUnit (4) em conjunto com a bilbioteca Mockito. A JUnit é a ferramenta padrão de testes em Java, e tem </text:span><text:span text:style-name="T20">plug-ins</text:span><text:span text:style-name="T11"> no Eclipse que auxiliam seu uso. A Mockito servirá para que possamos simular objetos, impondo-lhes um comportamento pré-definido e, assim, podermos realizar testes de unidade que de fato não dependam de outras unidades para serem testados.</text:span></text:p>
        </text:list-item>
      </text:list>
      <text:p text:style-name="P34">(Adicionarei outras decisões conforme elas forem sendo feitas. Por enquanto deixei apenas aquilo que já está decidido pelas exigências do professor sobre o projeto)</text:p>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1128294518" text:continue-numbering="true" text:style-name="WW8Num4">
        <text:list-item>
          <text:p text:style-name="P15"><text:bookmark-start text:name="__DdeLink__388_408293905"/>Decision or constraint and justification<text:bookmark-end text:name="__DdeLink__388_408293905"/></text:p>
        </text:list-item>
        <text:list-item>
          <text:p text:style-name="P15">Decision or constraint and justification</text:p>
        </text:list-item>
      </text:list>
      <text:h text:style-name="P42" text:outline-level="1"><text:span text:style-name="T35">Mecanismos arquiteturais</text:span></text:h>
      <text:p text:style-name="P34"><text:span text:style-name="T35">Essa é uma das partes que vai evoluir ao longo do projeto, moldando-se </text:span><text:span text:style-name="T38">de acordo com as</text:span><text:span text:style-name="T35"> necessidade</text:span><text:span text:style-name="T38">s </text:span><text:span text:style-name="T35">que forem surgindo.</text:span></text:p>
      <text:p text:style-name="P49"><text:bookmark-start text:name="__DdeLink__432_222272780"/><text:span text:style-name="T14">Controlador</text:span></text:p>
      <text:p text:style-name="P18"><text:span text:style-name="T35">M</text:span><text:span text:style-name="T37">ódulo responsável por controlar a parte lógica por trás da interface Web.</text:span></text:p>
      <text:p text:style-name="P18"><text:span text:style-name="T35">Propósito: TODO.</text:span></text:p>
      <text:p text:style-name="P18"><text:span text:style-name="T35">Funcionamento: TODO.</text:span></text:p>
      <text:p text:style-name="P48"><text:span text:style-name="T14">Data Access Object</text:span></text:p>
      <text:p text:style-name="P18"><text:span text:style-name="T35">M</text:span><text:span text:style-name="T37">ódulo responsável por fornecer acesso a um certo tipo de dado do banco de dados.</text:span></text:p>
      <text:p text:style-name="P18"><text:span text:style-name="T35">Propósito: TODO.</text:span></text:p>
      <text:p text:style-name="P18"><text:bookmark-end text:name="__DdeLink__432_222272780"/><text:span text:style-name="T35">Funcionamento: TODO.</text:span></text:p>
      <text:p text:style-name="P46"><text:bookmark-start text:name="__DdeLink__420_222272780"/><text:soft-page-break/><text:span text:style-name="T13">Injeção de Dependência</text:span></text:p>
      <text:p text:style-name="P17"><text:span text:style-name="T35">Método utilizado para lidar com dependências de uma classe com outra. Sempre que uma classe precisar de um objeto de outra, deverá dar-se preferência ao uso de injeções de dependência.</text:span></text:p>
      <text:p text:style-name="P17"><text:span text:style-name="T35">Propósito: TODO.</text:span></text:p>
      <text:p text:style-name="P17"><text:span text:style-name="T35">Funcionamento: TODO.</text:span></text:p>
      <text:p text:style-name="P47"><text:bookmark-start text:name="__DdeLink__430_222272780"/><text:span text:style-name="T13">Factories</text:span></text:p>
      <text:p text:style-name="P17"><text:span text:style-name="T37">Módulo</text:span><text:span text:style-name="T35"> </text:span><text:span text:style-name="T37">que facilita a criação de objetos com configurações pré-determinadas. Compatível com injeção de dependências.</text:span></text:p>
      <text:p text:style-name="P17"><text:span text:style-name="T35">Propósito: TODO.</text:span></text:p>
      <text:p text:style-name="P17"><text:bookmark-end text:name="__DdeLink__420_222272780"/><text:span text:style-name="T35">Funcionamento: TODO.</text:span><text:bookmark-end text:name="__DdeLink__430_222272780"/></text:p>
      <text:p text:style-name="P49"><text:span text:style-name="T14">Testes de unidade</text:span></text:p>
      <text:p text:style-name="P18"><text:span text:style-name="T35">Método utilizado para </text:span><text:span text:style-name="T37">testar unidades individuais do sistema de maneira isolada.</text:span></text:p>
      <text:p text:style-name="P18"><text:span text:style-name="T35">Propósito: TODO.</text:span></text:p>
      <text:p text:style-name="P19"><text:span text:style-name="T13">Funcionamento: TODO.</text:span></text:p>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bookmark-start text:name="__DdeLink__416_222272780"/></text:p>
      <text:p text:style-name="Heading_20_2">Architectural Mechanism 1</text:p>
      <text:p text:style-name="P51">[Describe the purpose, attributes, and function of the architectural mechanism.]<text:bookmark-end text:name="__DdeLink__416_222272780"/></text:p>
      <text:p text:style-name="Heading_20_2">Architectural Mechanism 2</text:p>
      <text:p text:style-name="P51">[Describe the purpose, attributes, and function of the architectural mechanism.]</text:p>
      <text:p text:style-name="Text_20_body"/>
      <text:h text:style-name="P43" text:outline-level="1"><text:span text:style-name="T39">Abstrações chave</text:span></text:h>
      <text:list xml:id="list466476301" text:style-name="L6">
        <text:list-item>
          <text:p text:style-name="P20"><text:span text:style-name="T40">Interface Web</text:span><text:span text:style-name="T39">: conjunto de páginas web que compõem o WebSite do sistema e que podem ser visualizadas pelos usuários. Envia requisitos para o sistema de acordo com as ações dos usuários e mostra ao usuário as informações que o sistema lhe forneceu em resposta.</text:span></text:p>
        </text:list-item>
        <text:list-item>
          <text:p text:style-name="P20"><text:span text:style-name="T40">Banco de dados</text:span><text:span text:style-name="T39">: conjunto de dados armazenados em um servidor seguindo um modelo relacional (usando MySQL no caso). Os dados armazenados dizem respeito aos grupos de pesquisa, usuários, publicações e demais informações que foram passadas ao sistema de grupos de pesquisa.</text:span></text:p>
        </text:list-item>
        <text:list-item>
          <text:p text:style-name="P21"><text:span text:style-name="T41">Lógica do sistema</text:span><text:span text:style-name="T42">: aplicativo (Java) que gerencia a lógica do sistema, interagindo com os usuários através da Interface Web e persistindo os dados obtidos no Banco de Dados.</text:span></text:p>
          <text:p text:style-name="P35"><text:span text:style-name="T42">(Dá para colocar mais algumas coisas mas começaria a ficar muito repetitivo com a seção anterior. Coloco mesmo assim?)</text:span></text:p>
        </text:list-item>
      </text:list>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P44" text:outline-level="1"><text:soft-page-break/><text:span text:style-name="T43">Camadas da arquitetura</text:span></text:h>
      <text:p text:style-name="P33"><text:span text:style-name="T15">Há no total seis camadas na arquitetura do projeto. </text:span><text:span text:style-name="T17">A primeira e mais externa, é a interface Web, composta pelos diversos arquivos *.jsp que faremos, formando as diversas páginas Web que os usuários poderão ver ao acessar nosso sistema. A segunda camada é o VRaptor, que serve para ligar a primeira camada com a terceira, que são os controladores. Estes, por sua </text:span><text:span text:style-name="T18">vez, se comunicam com a quarta camada que é a que compõe a lógica do sistema. É nela que será focada nossa atenção e trabalho para construir o sistema.</text:span></text:p>
      <text:p text:style-name="P37"><text:span text:style-name="T18">A quinta camada será composta pelos Data Access Objects (DAOs), e servirá para q quarta camada (lógica do sistema) se comunicar com a sexta e última camada que é o banco de dados em si, só que abstraído pelo mapeamento objeto-relacional do Hibernate.</text:span></text:p>
      <text:p text:style-name="P37"><text:span text:style-name="T18">(obs.1: assim que puder colocarei uma imagem na próxima seção que ilustrará bem essas camadas)</text:span></text:p>
      <text:p text:style-name="P37"><text:span text:style-name="T18">(obs.2: </text:span><text:span text:style-name="T19">se for necessário posso detalhar melhor do que cada camada será composta)</text:span></text:p>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P45" text:outline-level="1"><text:span text:style-name="T44">Visões arquiteturais</text:span></text:h>
      <text:list xml:id="list1497869807" text:style-name="L9">
        <text:list-item>
          <text:p text:style-name="P32"><text:span text:style-name="T22">Visão lógica</text:span><text:span text:style-name="T19">: TODO.</text:span></text:p>
        </text:list-item>
        <text:list-item>
          <text:p text:style-name="P32"><text:span text:style-name="T22">Visão das classes</text:span><text:span text:style-name="T19">: <text:s/>TODO.</text:span></text:p>
        </text:list-item>
        <text:list-item>
          <text:p text:style-name="P32"><text:span text:style-name="T22">Casos de uso com requisitos arquiteturalmente imporantes</text:span><text:span text:style-name="T19">: TODO.</text:span></text:p>
        </text:list-item>
      </text:list>
      <text:p text:style-name="InfoBlue">[Describe the architectural views that you will use to describe the software architecture. This illustrates the different perspectives that you will make available to review and to document architectural decisions.]</text:p>
      <text:p text:style-name="Heading_20_2">Recommended views</text:p>
      <text:list xml:id="list877797925" text:style-name="WW8Num9">
        <text:list-item>
          <text:p text:style-name="P16"><text:bookmark-start text:name="__DdeLink__450_222272780"/><text:span text:style-name="T25">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bookmark-end text:name="__DdeLink__450_222272780"/></text:p>
        </text:list-item>
        <text:list-item>
          <text:p text:style-name="P16"><text:span text:style-name="T25">Operational:</text:span> Describes the physical nodes of the system and the processes, threads, and components that run on those physical nodes. This view isn’t necessary if the system runs in a single process and thread.</text:p>
        </text:list-item>
        <text:list-item>
          <text:p text:style-name="P16"><text:span text:style-name="T25">Use case: </text:span>A list or diagram of the use cases that contain architecturally significant requirements.</text:p>
        </text:list-item>
      </text:list>
      <text:p text:style-name="Standard"><text:bookmark-start text:name="_PictureBullets"/><text:span text:style-name="InfoBlue_20_Char"><text:span text:style-name="T26"><draw:frame draw:style-name="fr1" draw:name="graphics1" text:anchor-type="as-char" svg:width="0.4063in" svg:height="0.3854in" draw:z-index="0"><draw:image xlink:href="Pictures/100002000000002700000025306A3A19.png" xlink:type="simple" xlink:show="embed" xlink:actuate="onLoad"/></draw:frame></text:span></text:span><text:span text:style-name="InfoBlue_20_Char"><text:span text:style-name="T26"><draw:frame draw:style-name="fr1" draw:name="graphics2" text:anchor-type="as-char" svg:width="0.4272in" svg:height="0.4165in" draw:z-index="0"><draw:image xlink:href="Pictures/1000020000000029000000288AEDF73C.png"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 style:list-style-name="" style:class="text">
      <style:paragraph-properties fo:margin-left="0in" fo:margin-right="0in" fo:text-indent="0.25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fo:line-height="100%" fo:text-align="justify" style:justify-single-word="false"/>
    </style:style>
    <style:style style:name="Tabletext" style:family="paragraph" style:parent-style-name="Standard">
      <style:paragraph-properties fo:margin-top="0in" fo:margin-bottom="0.0835in" fo:keep-together="always"/>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fo:line-height="100%" fo:orphans="2" fo:widows="2"/>
      <style:text-properties style:font-name="Arial" style:font-name-complex="Arial"/>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style>
    <style:style style:name="InfoBlue" style:family="paragraph" style:parent-style-name="Standard" style:next-style-name="Text_20_body">
      <style:paragraph-properties fo:margin-top="0in" fo:margin-bottom="0.0835in" fo:orphans="2" fo:widows="2">
        <style:tab-stops>
          <style:tab-stop style:position="0.3752in"/>
          <style:tab-stop style:position="0.8752in"/>
        </style:tab-stops>
      </style:paragraph-properties>
      <style:text-properties fo:color="#0000ff" style:font-name="Times" style:font-style-complex="italic"/>
    </style:style>
    <style:style style:name="infoblue" style:family="paragraph" style:parent-style-name="Standard">
      <style:paragraph-properties fo:margin-top="0.0693in" fo:margin-bottom="0.0693in"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fo:line-height="0.2083in" fo:keep-together="always" fo:orphans="2" fo:widows="2" fo:text-indent="0in" style:auto-text-indent="false">
        <style:tab-stops>
          <style:tab-stop style:position="0.8752in"/>
        </style:tab-stops>
      </style:paragraph-properties>
      <style:text-properties fo:color="#000000" style:font-name="Verdana" fo:font-size="8pt" fo:language="pt" fo:country="PT" style:font-size-asian="8pt" style:font-size-complex="8pt" style:font-weight-complex="bold"/>
    </style:style>
    <style:style style:name="bullet1pararede" style:family="paragraph" style:parent-style-name="Standard">
      <style:paragraph-properties fo:margin-top="0.0693in" fo:margin-bottom="0.0693in" fo:line-height="100%" fo:orphans="2" fo:widows="2"/>
      <style:text-properties style:font-name="Arial"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1" style:family="text">
      <style:text-properties fo:color="#000000" style:font-name="Wingdings"/>
    </style:style>
    <style:style style:name="WW8Num4z0" style:family="text">
      <style:text-properties fo:color="#000000"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language="en" fo:country="US" style:language-complex="ar" style:country-complex="SA"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pt" fo:country="BR" fo:font-weight="bold" officeooo:rsid="002296b8" officeooo:paragraph-rsid="002296b8" style:font-weight-asian="bold" style:language-complex="ar" style:country-complex="SA"/>
    </style:style>
    <style:style style:name="MP2"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text-properties fo:language="pt" fo:country="BR" officeooo:paragraph-rsid="002296b8" style:language-complex="ar" style:country-complex="SA"/>
    </style:style>
    <style:style style:name="MP3" style:family="paragraph" style:parent-style-name="Standard">
      <style:paragraph-properties style:snap-to-layout-grid="false"/>
    </style:style>
    <style:style style:name="MP4" style:family="paragraph" style:parent-style-name="Standard">
      <style:paragraph-properties style:snap-to-layout-grid="false"/>
      <style:text-properties fo:language="pt" fo:country="BR" style:language-complex="ar" style:country-complex="SA"/>
    </style:style>
    <style:style style:name="MP5" style:family="paragraph" style:parent-style-name="Standard">
      <style:paragraph-properties fo:margin-left="0in" fo:margin-right="0.25in" fo:text-indent="0in" style:auto-text-indent="false" style:snap-to-layout-grid="false"/>
    </style:style>
    <style:style style:name="MP6" style:family="paragraph" style:parent-style-name="Standard">
      <style:paragraph-properties fo:text-align="center" style:justify-single-word="false" style:snap-to-layout-grid="false"/>
    </style:style>
    <style:style style:name="MP7" style:family="paragraph" style:parent-style-name="Standard">
      <style:paragraph-properties fo:text-align="end" style:justify-single-word="false" style:snap-to-layout-grid="false"/>
    </style:style>
    <style:style style:name="MT1" style:family="text">
      <style:text-properties officeooo:rsid="002296b8"/>
    </style:style>
    <style:style style:name="MT2" style:family="text">
      <style:text-properties officeooo:rsid="0025e7ec"/>
    </style:style>
    <style:style style:name="MT3" style:family="text">
      <style:text-properties fo:language="pt" fo:country="BR" officeooo:rsid="002296b8" style:language-complex="ar" style:country-complex="SA"/>
    </style:style>
    <style:style style:name="MT4" style:family="text">
      <style:text-properties officeooo:rsid="0037230e"/>
    </style:style>
    <style:style style:name="MT5" style:family="text">
      <style:text-properties officeooo:rsid="003444d5"/>
    </style:style>
    <style:style style:name="MT6"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bookmark-start text:name="__DdeLink__39_987106871"/>Sistema de Informações para Grupos de Pesquisa<text:bookmark-end text:name="__DdeLink__39_987106871"/></text:p>
            </table:table-cell>
            <table:table-cell table:style-name="Table2.B1" office:value-type="string">
              <text:p text:style-name="MP2"><text:s text:c="2"/>Dat<text:span text:style-name="MT1">a criação</text:span>: <text:s/><text:span text:style-name="MT1">27</text:span>/<text:span text:style-name="MT2">A</text:span><text:span text:style-name="MT1">go</text:span><text:span text:style-name="MT2">sto</text:span>/<text:span text:style-name="MT1">11</text:span></text:p>
            </table:table-cell>
          </table:table-row>
          <table:table-row table:style-name="Table2.1">
            <table:table-cell table:style-name="Table2.A1" office:value-type="string">
              <text:p text:style-name="MP3">Architecture Notebook –<text:span text:style-name="MT1"> </text:span><text:span text:style-name="MT3">Caderno</text:span><text:span text:style-name="MT1"> </text:span><text:span text:style-name="MT3">de</text:span><text:span text:style-name="MT1"> </text:span><text:span text:style-name="MT3">Arquitetura</text:span></text:p>
            </table:table-cell>
            <table:table-cell table:style-name="Table2.B1" office:value-type="string">
              <text:p text:style-name="MP4"><text:s text:c="2"/><text:span text:style-name="MT2">Ú</text:span><text:bookmark-start text:name="__DdeLink__37_987106871"/><text:span text:style-name="MT1">ltima modif.</text:span>: <text:s/><text:span text:style-name="MT1">2</text:span><text:span text:style-name="MT4">8</text:span>/<text:span text:style-name="MT2">A</text:span><text:span text:style-name="MT1">go</text:span><text:span text:style-name="MT2">sto</text:span>/<text:span text:style-name="MT1">11</text:span><text:bookmark-end text:name="__DdeLink__37_987106871"/></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5">Confidential</text:p>
            </table:table-cell>
            <table:table-cell table:style-name="Table1.A1" office:value-type="string">
              <text:p text:style-name="MP6"><text:span text:style-name="MT5">MAC0332</text:span>, <text:date style:data-style-name="N116" text:date-value="2011-09-03T19:32:00.99">2011</text:date></text:p>
            </table:table-cell>
            <table:table-cell table:style-name="Table1.A1" office:value-type="string">
              <text:p text:style-name="MP7">Page <text:span text:style-name="Page_20_Number"><text:page-number text:select-page="current">5</text:page-number></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upporting Requirements</dc:title>
    <dc:subject>&lt;Project Name&gt;</dc:subject>
    <meta:initial-creator>Wilson Mizutani</meta:initial-creator>
    <meta:creation-date>2011-08-27T13:38:40</meta:creation-date>
    <dc:creator>Wilson Mizutani</dc:creator>
    <dc:date>2011-09-03T19:32:01</dc:date>
    <meta:print-date>2001-03-15T14:26:00</meta:print-date>
    <meta:editing-cycles>22</meta:editing-cycles>
    <meta:editing-duration>PT10H37M08S</meta:editing-duration>
    <meta:generator>OpenOffice.org/3.2$Unix OpenOffice.org_project/320m19$Build-9505</meta:generator>
    <meta:document-statistic meta:table-count="2" meta:image-count="2" meta:object-count="0" meta:page-count="5" meta:paragraph-count="111" meta:word-count="2117" meta:character-count="13635"/>
    <meta:user-defined meta:name="Info 1"/>
    <meta:user-defined meta:name="Info 2"/>
    <meta:user-defined meta:name="Info 3"/>
    <meta:user-defined meta:name="Info 4"/>
  </office:meta>
</office:document-meta>
</file>